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8f56" officeooo:paragraph-rsid="001e8f56"/>
    </style:style>
    <style:style style:name="P2" style:family="paragraph" style:parent-style-name="Standard">
      <style:text-properties officeooo:rsid="00206075" officeooo:paragraph-rsid="00206075"/>
    </style:style>
    <style:style style:name="P3" style:family="paragraph" style:parent-style-name="Standard">
      <style:text-properties officeooo:rsid="00206075" officeooo:paragraph-rsid="00218cf5"/>
    </style:style>
    <style:style style:name="P4" style:family="paragraph" style:parent-style-name="Standard">
      <style:text-properties style:font-name="monospace" officeooo:rsid="00206075" officeooo:paragraph-rsid="00206075"/>
    </style:style>
    <style:style style:name="T1" style:family="text">
      <style:text-properties officeooo:rsid="00206075"/>
    </style:style>
    <style:style style:name="T2" style:family="text">
      <style:text-properties officeooo:rsid="002321d9"/>
    </style:style>
    <style:style style:name="T3" style:family="text">
      <style:text-properties officeooo:rsid="0024091a"/>
    </style:style>
    <style:style style:name="T4" style:family="text">
      <style:text-properties fo:color="#000000" loext:opacity="100%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f config <text:s text:c="2"/>show all interface ip address <text:s text:c="2"/><text:span text:style-name="T1">network automation</text:span></text:p>
      <text:p text:style-name="P1"/>
      <text:p text:style-name="P1"/>
      <text:p text:style-name="P1"/>
      <text:p text:style-name="P1"/>
      <text:p text:style-name="P1"/>
      <text:p text:style-name="P2">routers </text:p>
      <text:p text:style-name="P2">console</text:p>
      <text:p text:style-name="P2"/>
      <text:p text:style-name="P2">R1: </text:p>
      <text:p text:style-name="P2">conf t </text:p>
      <text:p text:style-name="P2">hostname R1</text:p>
      <text:p text:style-name="P2">int fa0/0 </text:p>
      <text:p text:style-name="P2">no sh</text:p>
      <text:p text:style-name="P2">ip add 192.168.122.53 255.255.255.0</text:p>
      <text:p text:style-name="P2"/>
      <text:p text:style-name="P2"/>
      <text:p text:style-name="P2"/>
      <text:p text:style-name="P3">===NA Appliance Configuration===</text:p>
      <text:p text:style-name="P3">nano /etc/network/interfaces </text:p>
      <text:p text:style-name="P3">auto eth0 iface eth0 inet dhcp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nano ansible.cfg</text:p>
      <text:p text:style-name="P2"/>
      <text:p text:style-name="P2">[defaults] inventory = ./myhosts host_key_checking = false timeout = 15 deprecation_warnings=False</text:p>
      <text:p text:style-name="P2"/>
      <text:p text:style-name="P2"/>
      <text:p text:style-name="P2">nano myhosts</text:p>
      <text:p text:style-name="P2">[routers] R<text:span text:style-name="T2">1</text:span> R<text:span text:style-name="T2">2</text:span></text:p>
      <text:p text:style-name="P2"/>
      <text:p text:style-name="P2"/>
      <text:p text:style-name="P2">nano /etc/hosts</text:p>
      <text:p text:style-name="P2"/>
      <text:p text:style-name="P2">192.168.122.53 R<text:span text:style-name="T3">1</text:span></text:p>
      <text:p text:style-name="P2">192.168.122.52 R<text:span text:style-name="T3">2</text:span></text:p>
      <text:p text:style-name="P2"/>
      <text:p text:style-name="P4"><text:span text:style-name="T4">ansible --list-hosts routers</text:span><text:line-break/><text:line-break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9T10:20:19.026560293</meta:creation-date>
    <dc:date>2021-04-29T11:06:09.589065778</dc:date>
    <meta:editing-duration>PT9M51S</meta:editing-duration>
    <meta:editing-cycles>3</meta:editing-cycles>
    <meta:generator>LibreOffice/7.1.2.2$Linux_X86_64 LibreOffice_project/10$Build-2</meta:generator>
    <meta:document-statistic meta:table-count="0" meta:image-count="0" meta:object-count="0" meta:page-count="1" meta:paragraph-count="20" meta:word-count="63" meta:character-count="460" meta:non-whitespace-character-count="407"/>
  </office:meta>
</office:document-meta>
</file>